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1fdc97" officeooo:paragraph-rsid="0031882e"/>
    </style:style>
    <style:style style:name="P9" style:family="paragraph" style:parent-style-name="Standard">
      <style:text-properties officeooo:rsid="00208dac" officeooo:paragraph-rsid="00208dac"/>
    </style:style>
    <style:style style:name="P10" style:family="paragraph" style:parent-style-name="Standard">
      <style:text-properties officeooo:paragraph-rsid="00208dac"/>
    </style:style>
    <style:style style:name="P11" style:family="paragraph" style:parent-style-name="Standard">
      <style:text-properties officeooo:rsid="002127c5" officeooo:paragraph-rsid="0022b4ce"/>
    </style:style>
    <style:style style:name="P12" style:family="paragraph" style:parent-style-name="Standard">
      <style:text-properties officeooo:rsid="002127c5" officeooo:paragraph-rsid="002d12f4"/>
    </style:style>
    <style:style style:name="P13" style:family="paragraph" style:parent-style-name="Standard">
      <style:text-properties officeooo:paragraph-rsid="00225362"/>
    </style:style>
    <style:style style:name="P14" style:family="paragraph" style:parent-style-name="Standard">
      <style:text-properties officeooo:rsid="00225362" officeooo:paragraph-rsid="0025e4f2"/>
    </style:style>
    <style:style style:name="P15" style:family="paragraph" style:parent-style-name="Standard">
      <style:text-properties officeooo:rsid="00225362" officeooo:paragraph-rsid="00277e2f"/>
    </style:style>
    <style:style style:name="P16" style:family="paragraph" style:parent-style-name="Standard">
      <style:text-properties officeooo:rsid="00225362" officeooo:paragraph-rsid="002b4567"/>
    </style:style>
    <style:style style:name="P17" style:family="paragraph" style:parent-style-name="Standard">
      <style:text-properties officeooo:rsid="00225362" officeooo:paragraph-rsid="002cb608"/>
    </style:style>
    <style:style style:name="P18" style:family="paragraph" style:parent-style-name="Standard">
      <style:text-properties officeooo:rsid="00225362" officeooo:paragraph-rsid="002d12f4"/>
    </style:style>
    <style:style style:name="P19" style:family="paragraph" style:parent-style-name="Standard">
      <style:text-properties officeooo:rsid="00225362" officeooo:paragraph-rsid="0030fcb7"/>
    </style:style>
    <style:style style:name="P20" style:family="paragraph" style:parent-style-name="Standard">
      <style:text-properties officeooo:paragraph-rsid="00277e2f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officeooo:paragraph-rsid="002b4567"/>
    </style:style>
    <style:style style:name="P23" style:family="paragraph" style:parent-style-name="Standard">
      <style:text-properties officeooo:rsid="0011637c" officeooo:paragraph-rsid="00208dac"/>
    </style:style>
    <style:style style:name="P24" style:family="paragraph" style:parent-style-name="Standard">
      <style:text-properties officeooo:rsid="00171cdc" officeooo:paragraph-rsid="00171cdc"/>
    </style:style>
    <style:style style:name="P25" style:family="paragraph" style:parent-style-name="Standard">
      <style:text-properties officeooo:paragraph-rsid="002ff0f6"/>
    </style:style>
    <style:style style:name="P2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8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9" style:family="paragraph" style:parent-style-name="Title">
      <style:text-properties officeooo:rsid="001c45bd" officeooo:paragraph-rsid="001c45b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ized Type Theory</text:p>
      <text:p text:style-name="P27">by Sven Nilsen, 2020</text:p>
      <text:p text:style-name="P28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Symbols</text:p>
          </table:table-cell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Description</text:p>
          </table:table-cell>
          <table:table-cell table:style-name="Table1.D1" office:value-type="string">
            <text:p text:style-name="P30">Language</text:p>
          </table:table-cell>
        </table:table-row>
        <table:table-row>
          <table:table-cell table:style-name="Table1.A2" office:value-type="string">
            <text:p text:style-name="P31">A, B, C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Grammar expression</text:p>
          </table:table-cell>
          <table:table-cell table:style-name="Table1.D2" office:value-type="string">
            <text:p text:style-name="P31">Parsing</text:p>
          </table:table-cell>
        </table:table-row>
        <table:table-row>
          <table:table-cell table:style-name="Table1.A2" office:value-type="string">
            <text:p text:style-name="P39">A | B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9">Selection grammar rule</text:p>
          </table:table-cell>
          <table:table-cell table:style-name="Table1.D2" office:value-type="string">
            <text:p text:style-name="P40">Parsing</text:p>
          </table:table-cell>
        </table:table-row>
        <table:table-row>
          <table:table-cell table:style-name="Table1.A2" office:value-type="string">
            <text:p text:style-name="P33">()[]{}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1">Parentheses</text:p>
          </table:table-cell>
          <table:table-cell table:style-name="Table1.D2" office:value-type="string">
            <text:p text:style-name="P31">Parsing</text:p>
          </table:table-cell>
        </table:table-row>
        <table:table-row>
          <table:table-cell table:style-name="Table1.A2" office:value-type="string">
            <text:p text:style-name="P31">x, y, z, <text:span text:style-name="T22">i, j, k, f, g</text:span>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1">Variable expression</text:p>
          </table:table-cell>
          <table:table-cell table:style-name="Table1.D2" office:value-type="string">
            <text:p text:style-name="P31">Computation</text:p>
          </table:table-cell>
        </table:table-row>
        <table:table-row>
          <table:table-cell table:style-name="Table1.A2" office:value-type="string">
            <text:p text:style-name="P43">f(x)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43">Application</text:p>
          </table:table-cell>
          <table:table-cell table:style-name="Table1.D2" office:value-type="string">
            <text:p text:style-name="P43">Computation</text:p>
          </table:table-cell>
        </table:table-row>
        <table:table-row>
          <table:table-cell table:style-name="Table1.A2" office:value-type="string">
            <text:p text:style-name="P31">bool</text:p>
          </table:table-cell>
          <table:table-cell table:style-name="Table1.A2" office:value-type="string">
            <text:p text:style-name="P31">type</text:p>
          </table:table-cell>
          <table:table-cell table:style-name="Table1.A2" office:value-type="string">
            <text:p text:style-name="P31">Boolean</text:p>
          </table:table-cell>
          <table:table-cell table:style-name="Table1.D2" office:value-type="string">
            <text:p text:style-name="P41">Boolean algebra</text:p>
          </table:table-cell>
        </table:table-row>
        <table:table-row>
          <table:table-cell table:style-name="Table1.A2" office:value-type="string">
            <text:p text:style-name="P35">¬, ∧, ∨, ⊻, <text:span text:style-name="T10">==, =&gt;</text:span></text:p>
          </table:table-cell>
          <table:table-cell table:style-name="Table1.A2" office:value-type="string">
            <text:p text:style-name="P46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32">NOT, AND, OR, XOR, EQ, IMPL</text:p>
          </table:table-cell>
          <table:table-cell table:style-name="Table1.D2" office:value-type="string">
            <text:p text:style-name="P41">Boolean algebra</text:p>
          </table:table-cell>
        </table:table-row>
        <table:table-row>
          <table:table-cell table:style-name="Table1.A2" office:value-type="string">
            <text:p text:style-name="P33">T, <text:span text:style-name="T30">U, V</text:span></text:p>
          </table:table-cell>
          <table:table-cell table:style-name="Table1.A2" office:value-type="string">
            <text:p text:style-name="P33">type</text:p>
          </table:table-cell>
          <table:table-cell table:style-name="Table1.A2" office:value-type="string">
            <text:p text:style-name="P33">Generic type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3">if A <text:span text:style-name="T30">{ </text:span>B } else { C }</text:p>
          </table:table-cell>
          <table:table-cell table:style-name="Table1.A2" office:value-type="string">
            <text:p text:style-name="P33">bool → T → T</text:p>
          </table:table-cell>
          <table:table-cell table:style-name="Table1.A2" office:value-type="string">
            <text:p text:style-name="P33">If (with optional else-ifs)</text:p>
          </table:table-cell>
          <table:table-cell table:style-name="Table1.D2" office:value-type="string">
            <text:p text:style-name="P33">Logic</text:p>
          </table:table-cell>
        </table:table-row>
        <table:table-row>
          <table:table-cell table:style-name="Table1.A2" office:value-type="string">
            <text:p text:style-name="P36">∀ <text:span text:style-name="T14">A { B }</text:span></text:p>
          </table:table-cell>
          <table:table-cell table:style-name="Table1.A2" office:value-type="string">
            <text:p text:style-name="P33">bool</text:p>
          </table:table-cell>
          <table:table-cell table:style-name="Table1.A2" office:value-type="string">
            <text:p text:style-name="P33">For-all</text:p>
          </table:table-cell>
          <table:table-cell table:style-name="Table1.D2" office:value-type="string">
            <text:p text:style-name="P33">Logic</text:p>
          </table:table-cell>
        </table:table-row>
        <table:table-row>
          <table:table-cell table:style-name="Table1.A2" office:value-type="string">
            <text:p text:style-name="P36">∃ <text:span text:style-name="T14">A { B }</text:span></text:p>
          </table:table-cell>
          <table:table-cell table:style-name="Table1.A2" office:value-type="string">
            <text:p text:style-name="P33">bool</text:p>
          </table:table-cell>
          <table:table-cell table:style-name="Table1.A2" office:value-type="string">
            <text:p text:style-name="P33">There-exists</text:p>
          </table:table-cell>
          <table:table-cell table:style-name="Table1.D2" office:value-type="string">
            <text:p text:style-name="P33">Logic</text:p>
          </table:table-cell>
        </table:table-row>
        <table:table-row>
          <table:table-cell table:style-name="Table1.A2" office:value-type="string">
            <text:p text:style-name="P36">A + B</text:p>
          </table:table-cell>
          <table:table-cell table:style-name="Table1.A2" office:value-type="string">
            <text:p text:style-name="P36">(nat, nat) → nat</text:p>
          </table:table-cell>
          <table:table-cell table:style-name="Table1.A2" office:value-type="string">
            <text:p text:style-name="P36">Addition</text:p>
          </table:table-cell>
          <table:table-cell table:style-name="Table1.D2" office:value-type="string">
            <text:p text:style-name="P36">Arithmetic</text:p>
          </table:table-cell>
        </table:table-row>
        <table:table-row>
          <table:table-cell table:style-name="Table1.A2" office:value-type="string">
            <text:p text:style-name="P36">A · B</text:p>
          </table:table-cell>
          <table:table-cell table:style-name="Table1.A2" office:value-type="string">
            <text:p text:style-name="P36">(nat, nat) → nat</text:p>
          </table:table-cell>
          <table:table-cell table:style-name="Table1.A2" office:value-type="string">
            <text:p text:style-name="P36">Multiplication</text:p>
          </table:table-cell>
          <table:table-cell table:style-name="Table1.D2" office:value-type="string">
            <text:p text:style-name="P36">Arithmetic</text:p>
          </table:table-cell>
        </table:table-row>
        <table:table-row>
          <table:table-cell table:style-name="Table1.A2" office:value-type="string">
            <text:p text:style-name="P31">&lt;=&gt;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Substitutional equivalence</text:p>
          </table:table-cell>
          <table:table-cell table:style-name="Table1.D2" office:value-type="string">
            <text:p text:style-name="P31">Meta-language</text:p>
          </table:table-cell>
        </table:table-row>
        <table:table-row>
          <table:table-cell table:style-name="Table1.A2" office:value-type="string">
            <text:p text:style-name="P31">α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7">Quantifier symbol</text:p>
          </table:table-cell>
          <table:table-cell table:style-name="Table1.D2" office:value-type="string">
            <text:p text:style-name="P37">Meta-language</text:p>
          </table:table-cell>
        </table:table-row>
        <table:table-row>
          <table:table-cell table:style-name="Table1.A2" office:value-type="string">
            <text:p text:style-name="P31">⊥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7">Bottom typ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7">type</text:p>
          </table:table-cell>
          <table:table-cell table:style-name="Table1.A2" office:value-type="string">
            <text:p text:style-name="P37">type<text:span text:style-name="T11">1</text:span></text:p>
          </table:table-cell>
          <table:table-cell table:style-name="Table1.A2" office:value-type="string">
            <text:p text:style-name="P37">Type universe zero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7">type<text:span text:style-name="T11">n</text:span></text:p>
          </table:table-cell>
          <table:table-cell table:style-name="Table1.A2" office:value-type="string">
            <text:p text:style-name="P37">type<text:span text:style-name="T11">n+1</text:span></text:p>
          </table:table-cell>
          <table:table-cell table:style-name="Table1.A2" office:value-type="string">
            <text:p text:style-name="P37">Type univers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7">()</text:p>
          </table:table-cell>
          <table:table-cell table:style-name="Table1.A2" office:value-type="string">
            <text:p text:style-name="P37">type</text:p>
          </table:table-cell>
          <table:table-cell table:style-name="Table1.A2" office:value-type="string">
            <text:p text:style-name="P37">Unit typ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3">A : B</text:p>
          </table:table-cell>
          <table:table-cell table:style-name="Table1.A2" office:value-type="string">
            <text:p text:style-name="P42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3">Judgement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8">A + B, (A, B), <text:span text:style-name="T13">A → B</text:span></text:p>
          </table:table-cell>
          <table:table-cell table:style-name="Table1.A2" office:value-type="string">
            <text:p text:style-name="P37">(type, type) → type</text:p>
          </table:table-cell>
          <table:table-cell table:style-name="Table1.A2" office:value-type="string">
            <text:p text:style-name="P37">Sum, <text:span text:style-name="T18">product, exponential</text:span> typ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6">A := B</text:p>
          </table:table-cell>
          <table:table-cell table:style-name="Table1.A2" office:value-type="string">
            <text:p text:style-name="P36">-</text:p>
          </table:table-cell>
          <table:table-cell table:style-name="Table1.A2" office:value-type="string">
            <text:p text:style-name="P33">Definitional equality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7">|A|</text:p>
          </table:table-cell>
          <table:table-cell table:style-name="Table1.A2" office:value-type="string">
            <text:p text:style-name="P37">type → nat</text:p>
          </table:table-cell>
          <table:table-cell table:style-name="Table1.A2" office:value-type="string">
            <text:p text:style-name="P37">Type size operator</text:p>
          </table:table-cell>
          <table:table-cell table:style-name="Table1.D2" office:value-type="string">
            <text:p text:style-name="P37">Sized type theory</text:p>
          </table:table-cell>
        </table:table-row>
        <table:table-row>
          <table:table-cell table:style-name="Table1.A2" office:value-type="string">
            <text:p text:style-name="P36">A[B]</text:p>
          </table:table-cell>
          <table:table-cell table:style-name="Table1.A2" office:value-type="string">
            <text:p text:style-name="P36">(type, type) → type</text:p>
          </table:table-cell>
          <table:table-cell table:style-name="Table1.A2" office:value-type="string">
            <text:p text:style-name="P36">Index operator</text:p>
          </table:table-cell>
          <table:table-cell table:style-name="Table1.D2" office:value-type="string">
            <text:p text:style-name="P36">Sized type theory</text:p>
          </table:table-cell>
        </table:table-row>
        <table:table-row>
          <table:table-cell table:style-name="Table1.A2" office:value-type="string">
            <text:p text:style-name="P42">A[1..]</text:p>
          </table:table-cell>
          <table:table-cell table:style-name="Table1.A2" office:value-type="string">
            <text:p text:style-name="P42">type → type</text:p>
          </table:table-cell>
          <table:table-cell table:style-name="Table1.A2" office:value-type="string">
            <text:p text:style-name="P42">Tail type operator</text:p>
          </table:table-cell>
          <table:table-cell table:style-name="Table1.D2" office:value-type="string">
            <text:p text:style-name="P42">Sized type theory</text:p>
          </table:table-cell>
        </table:table-row>
        <table:table-row>
          <table:table-cell table:style-name="Table1.A2" office:value-type="string">
            <text:p text:style-name="P36">A →→ B</text:p>
          </table:table-cell>
          <table:table-cell table:style-name="Table1.A2" office:value-type="string">
            <text:p text:style-name="P36">(type, type) → type</text:p>
          </table:table-cell>
          <table:table-cell table:style-name="Table1.A2" office:value-type="string">
            <text:p text:style-name="P36">Isomorphism operator</text:p>
          </table:table-cell>
          <table:table-cell table:style-name="Table1.D2" office:value-type="string">
            <text:p text:style-name="P36">Sized type theory</text:p>
          </table:table-cell>
        </table:table-row>
        <table:table-row>
          <table:table-cell table:style-name="Table1.A2" office:value-type="string">
            <text:p text:style-name="P36">A ~:= B</text:p>
          </table:table-cell>
          <table:table-cell table:style-name="Table1.A2" office:value-type="string">
            <text:p text:style-name="P33">type →→ type</text:p>
          </table:table-cell>
          <table:table-cell table:style-name="Table1.A2" office:value-type="string">
            <text:p text:style-name="P33">Definitional space</text:p>
          </table:table-cell>
          <table:table-cell table:style-name="Table1.D2" office:value-type="string">
            <text:p text:style-name="P33">Sized type theory</text:p>
          </table:table-cell>
        </table:table-row>
        <table:table-row>
          <table:table-cell table:style-name="Table1.A2" office:value-type="string">
            <text:p text:style-name="P41">A ~= B</text:p>
          </table:table-cell>
          <table:table-cell table:style-name="Table1.A2" office:value-type="string">
            <text:p text:style-name="P41">(type, type) → type</text:p>
          </table:table-cell>
          <table:table-cell table:style-name="Table1.A2" office:value-type="string">
            <text:p text:style-name="P41">Equivalence </text:p>
          </table:table-cell>
          <table:table-cell table:style-name="Table1.D2" office:value-type="string">
            <text:p text:style-name="P41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4">A ~ 0, A ~ 1</text:p>
          </table:table-cell>
          <table:table-cell table:style-name="Table1.A2" office:value-type="string">
            <text:p text:style-name="P44">(type ~= type) → type</text:p>
          </table:table-cell>
          <table:table-cell table:style-name="Table1.A2" office:value-type="string">
            <text:p text:style-name="P44">Path <text:span text:style-name="T28">equivalence </text:span>endpoints</text:p>
          </table:table-cell>
          <table:table-cell table:style-name="Table1.D2" office:value-type="string">
            <text:p text:style-name="P44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5">A<text:span text:style-name="T4">-1</text:span></text:p>
          </table:table-cell>
          <table:table-cell table:style-name="Table1.A2" office:value-type="string">
            <text:p text:style-name="P47">(type →→ type) → (type →→ type)</text:p>
          </table:table-cell>
          <table:table-cell table:style-name="Table1.A2" office:value-type="string">
            <text:p text:style-name="P45">Isomorphism inverse</text:p>
          </table:table-cell>
          <table:table-cell table:style-name="Table1.D2" office:value-type="string">
            <text:p text:style-name="P45">Sized type theory</text:p>
          </table:table-cell>
        </table:table-row>
      </table:table>
      <text:p text:style-name="Standard"/>
      <text:p text:style-name="P9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6"><text:span text:style-name="T15">Quantifier</text:span> symbol</text:p>
      <text:p text:style-name="P4"><text:tab/>α<text:tab/><text:tab/><text:span text:style-name="T16">&lt;=&gt;<text:tab/></text:span>∀ | ∃</text:p>
      <text:p text:style-name="P21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3"><text:tab/><text:span text:style-name="T9">α A : B { C }<text:tab/>&lt;=&gt;<text:tab/>α A, B { (A : B) =&gt; C }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21">Type size axioms</text:p>
      <text:p text:style-name="P3"><text:tab/>|⊥| == 0<text:tab/><text:tab/><text:tab/><text:tab/><text:tab/><text:tab/><text:tab/>Bottom type</text:p>
      <text:p text:style-name="P10"><text:tab/>∀ <text:span text:style-name="T25">x : bool { |x| == 1 }<text:tab/><text:tab/><text:tab/><text:tab/><text:tab/><text:tab/>Booleans</text:span></text:p>
      <text:p text:style-name="P20"><text:tab/>∀ <text:span text:style-name="T25">x : nat { |x| == 1 }<text:tab/><text:tab/><text:tab/><text:tab/><text:tab/><text:tab/>Natural numbers</text:span></text:p>
      <text:p text:style-name="P23"><text:tab/>∀ x, y { |x + y| == |x| + |y| }<text:tab/><text:tab/><text:tab/><text:tab/><text:tab/>Sum type</text:p>
      <text:p text:style-name="P23"><text:tab/>∀ x, y { |(x, y)| == |x| · |y| }<text:tab/><text:tab/><text:tab/><text:tab/><text:tab/>Product type</text:p>
      <text:p text:style-name="P10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25"><text:tab/><text:span text:style-name="T1">∀ x, y { |x →→ y| == if |x| == |y| { |x|! } else { 0 } }<text:tab/>Isomorphism type size</text:span></text:p>
      <text:p text:style-name="P10"><text:tab/><text:span text:style-name="T2">∀ x, y { (x ~:= y) =&gt; (|x| == |y|) }<text:tab/><text:tab/><text:tab/><text:tab/>Space type size</text:span></text:p>
      <text:p text:style-name="P21">Type judgements</text:p>
      <text:p text:style-name="P10"><text:tab/><text:span text:style-name="T2">∀ x { (|x| == 1) == ∃ y { (x : y) ∧ (y : type) } }<text:tab/><text:tab/>Primitive type</text:span></text:p>
      <text:p text:style-name="P22"><text:tab/><text:span text:style-name="T20">∀ x, y, i { x[i] : (x + y) }<text:tab/><text:tab/><text:tab/><text:tab/><text:tab/>Sum type</text:span></text:p>
      <text:p text:style-name="P15"><text:tab/>∀ <text:span text:style-name="T25">x, y, i, j { (x[i], y[j]) : (x, y) }<text:tab/><text:tab/><text:tab/><text:tab/>Product type</text:span></text:p>
      <text:p text:style-name="P17"><text:tab/>∀ <text:span text:style-name="T25">x, y, i, f : x → y { f(x[i]) : y }<text:tab/><text:tab/><text:tab/><text:tab/>Function/exponential type</text:span></text:p>
      <text:p text:style-name="P22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 member</text:span></text:p>
      <text:p text:style-name="P8"><text:tab/>∀ <text:span text:style-name="T17">x, y, f : x → y { (|x| == |y|) == (f : x →→ y) }<text:tab/><text:tab/>Function to isomorphism</text:span></text:p>
      <text:p text:style-name="P14"><text:tab/><text:span text:style-name="T19">∀ f : x → y, g : x →→ z { f[g → id] : z → y }<text:tab/><text:tab/>Asymmetric path transport</text:span></text:p>
      <text:p text:style-name="P14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4"><text:tab/>∀ <text:span text:style-name="T27">x, y { ((x ~= y) ~ 0) : x }<text:tab/><text:tab/><text:tab/><text:tab/><text:tab/>Path start point</text:span></text:p>
      <text:p text:style-name="P16"><text:tab/>∀ <text:span text:style-name="T27">x, y { ((x ~= y) ~ 1) : y }<text:tab/><text:tab/><text:tab/><text:tab/><text:tab/>Path end point</text:span></text:p>
      <text:p text:style-name="P21">Space orders</text:p>
      <text:p text:style-name="P10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21">Equivalence operator overloading</text:p>
      <text:p text:style-name="P11"><text:tab/>∀ x : <text:span text:style-name="T20">X</text:span>, y : <text:span text:style-name="T20">Y, f : X → Y</text:span> { f(x ~= y) == (f(x) ~= f(y)) }<text:tab/><text:tab/><text:span text:style-name="T23">Function application</text:span></text:p>
      <text:p text:style-name="P14"><text:span text:style-name="T19"><text:tab/>∀ x : </text:span>X<text:span text:style-name="T19">, y : </text:span>Y, f : X →→ Y<text:span text:style-name="T19"> { f</text:span>[<text:span text:style-name="T19">x ~= y</text:span>]<text:span text:style-name="T19"> == (f[x] ~= f[y]) }<text:tab/><text:tab/>Space indexing</text:span></text:p>
      <text:p text:style-name="P21">Equivalence construction</text:p>
      <text:p text:style-name="P18"><text:tab/><text:span text:style-name="T19">∀ x { x ~= x }<text:tab/><text:tab/><text:tab/><text:tab/><text:tab/><text:tab/><text:tab/><text:tab/>By reflection</text:span></text:p>
      <text:p text:style-name="P19"><text:tab/><text:span text:style-name="T19">∀ x : X, y : Y { (|X| == |Y|) =&gt; (x ~= y) : (X ~= Y) }<text:tab/><text:tab/>By space size</text:span></text:p>
      <text:p text:style-name="P12"><text:tab/>∀ f : X → Y, g : X →→ Z { (f ~= f[g → id]) : type }<text:tab/><text:tab/>By asymmetric transport</text:p>
      <text:p text:style-name="P14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21">Boolean<text:span text:style-name="T25">s</text:span></text:p>
      <text:p text:style-name="P24"><text:tab/>bool ~:= false + true</text:p>
      <text:p text:style-name="P21">Natural numbers</text:p>
      <text:p text:style-name="P9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08:30:44.337735000</dc:date>
    <meta:editing-duration>PT26M49S</meta:editing-duration>
    <meta:editing-cycles>8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6" meta:word-count="974" meta:character-count="4008" meta:non-whitespace-character-count="3082"/>
  </office:meta>
</office:document-meta>
</file>